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yle_20_de_20_dessin_20_par_20_défaut_5f_2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7" style:family="graphic" style:parent-style-name="Style_20_de_20_dessin_20_par_20_défaut_5f_2">
      <style:graphic-properties draw:stroke="none" draw:fill-color="#ffa07a" draw:textarea-horizontal-align="justify" draw:textarea-vertical-align="middle" draw:auto-grow-height="false" fo:min-height="3.283cm" fo:min-width="0.32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4.459cm" fo:min-width="0.32cm"/>
    </style:style>
    <style:style style:name="gr10" style:family="graphic" style:parent-style-name="Standard_5f_2">
      <style:graphic-properties draw:stroke="none" draw:fill-color="#d4ea6b" draw:textarea-horizontal-align="justify" draw:textarea-vertical-align="middle" draw:auto-grow-height="false" fo:min-height="8.245cm" fo:min-width="0.394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14" style:family="graphic" style:parent-style-name="Standard_5f_2">
      <style:graphic-properties draw:stroke="none" draw:fill-color="#5983b0" draw:textarea-horizontal-align="justify" draw:textarea-vertical-align="middle" draw:auto-grow-height="false" fo:min-height="4.459cm" fo:min-width="0.32cm"/>
    </style:style>
    <style:style style:name="gr15" style:family="graphic" style:parent-style-name="Standard_5f_2">
      <style:graphic-properties draw:stroke="none" draw:fill-color="#ff4000" draw:textarea-horizontal-align="justify" draw:textarea-vertical-align="middle" draw:auto-grow-height="false" fo:min-height="3.064cm" fo:min-width="0.394cm"/>
    </style:style>
    <style:style style:name="gr16" style:family="graphic" style:parent-style-name="standard">
      <style:graphic-properties draw:stroke="none" draw:fill-color="#ffaa95" draw:textarea-horizontal-align="justify" draw:textarea-vertical-align="middle" draw:auto-grow-height="false" fo:min-height="1.917cm" fo:min-width="0cm"/>
    </style:style>
    <style:style style:name="gr17" style:family="graphic" style:parent-style-name="standard">
      <style:graphic-properties draw:stroke="none" draw:fill-color="#bbe33d" draw:textarea-horizontal-align="justify" draw:textarea-vertical-align="middle" draw:auto-grow-height="false" fo:min-height="1.917cm" fo:min-width="0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55cm" fo:min-width="6.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1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4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5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1.917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28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29" style:family="graphic" style:parent-style-name="standard">
      <style:graphic-properties draw:stroke="none" draw:fill-color="#ffffa6" draw:textarea-horizontal-align="justify" draw:textarea-vertical-align="middle" draw:auto-grow-height="false" fo:min-height="1.917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423cm"/>
      <style:paragraph-properties style:writing-mode="lr-tb"/>
    </style:style>
    <style:style style:name="pr9" style:family="presentation" style:parent-style-name="Default-title">
      <style:graphic-properties draw:textarea-vertical-align="top" fo:min-height="1.303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title">
      <style:graphic-properties draw:textarea-vertical-align="top" fo:min-height="2.524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title">
      <style:graphic-properties draw:textarea-vertical-align="top" fo:min-height="2.533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2.203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f0f5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000000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000000" loext:opacity="100%" fo:language="fr" fo:country="FR" fo:font-weight="normal" style:font-weight-asian="normal" style:font-weight-complex="normal" fo:hyphenate="false" loext:hyphenation-no-caps="false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8" style:family="paragraph">
      <loext:graphic-properties draw:fill-color="#ffdbb6"/>
      <style:paragraph-properties fo:text-align="center"/>
      <style:text-properties fo:language="fr" fo:country="FR"/>
    </style:style>
    <style:style style:name="P19" style:family="paragraph">
      <loext:graphic-properties draw:fill-color="#d4ea6b"/>
      <style:paragraph-properties fo:text-align="center"/>
      <style:text-properties fo:language="fr" fo:country="FR"/>
    </style:style>
    <style:style style:name="P2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1" style:family="paragraph">
      <style:paragraph-properties fo:margin-left="0cm" fo:margin-right="0cm" fo:margin-top="0.371cm" fo:margin-bottom="0cm" fo:text-align="start" fo:text-indent="0cm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3" style:family="paragraph">
      <loext:graphic-properties draw:fill-color="#00ffea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5" style:family="paragraph">
      <style:paragraph-properties fo:text-align="start">
        <style:tab-stops/>
      </style:paragraph-properties>
    </style:style>
    <style:style style:name="P26" style:family="paragraph">
      <loext:graphic-properties draw:fill-color="#5983b0"/>
      <style:paragraph-properties fo:text-align="center"/>
      <style:text-properties fo:language="fr" fo:country="FR"/>
    </style:style>
    <style:style style:name="P27" style:family="paragraph">
      <loext:graphic-properties draw:fill-color="#ff4000"/>
      <style:paragraph-properties fo:text-align="center"/>
      <style:text-properties fo:language="fr" fo:country="FR"/>
    </style:style>
    <style:style style:name="P28" style:family="paragraph">
      <loext:graphic-properties draw:fill-color="#ffaa95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color="#ffffff" loext:opacity="100%" fo:font-size="30pt" fo:language="fr" fo:country="FR" fo:font-weight="bold" style:font-size-asian="30pt" style:font-size-complex="30pt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1c1c1c" loext:opacity="100%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loext:graphic-properties draw:fill-color="#ff5429"/>
      <style:paragraph-properties fo:text-align="center"/>
      <style:text-properties fo:language="fr" fo:country="FR"/>
    </style:style>
    <style:style style:name="P36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7" style:family="paragraph">
      <loext:graphic-properties draw:fill-color="#3465a4"/>
      <style:paragraph-properties fo:text-align="center"/>
      <style:text-properties fo:language="fr" fo:country="FR"/>
    </style:style>
    <style:style style:name="P3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0" style:family="paragraph">
      <loext:graphic-properties draw:fill-color="#ff3838"/>
      <style:paragraph-properties fo:text-align="center"/>
      <style:text-properties fo:language="fr" fo:country="FR"/>
    </style:style>
    <style:style style:name="P41" style:family="paragraph">
      <loext:graphic-properties draw:fill-color="#ffffa6"/>
      <style:paragraph-properties fo:text-align="center"/>
      <style:text-properties fo:language="fr" fo:country="FR"/>
    </style:style>
    <style:style style:name="P4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20pt" fo:language="fr" fo:country="FR"/>
    </style:style>
    <style:style style:name="T12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13" style:family="text">
      <style:text-properties fo:color="#ffffff" loext:opacity="100%" fo:font-size="30pt" fo:language="fr" fo:country="FR" fo:font-weight="bold" style:font-size-asian="30pt" style:font-size-complex="30pt"/>
    </style:style>
    <style:style style:name="T14" style:family="text">
      <style:text-properties fo:color="#1c1c1c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Gestion de contenus</text:span><text:span text:style-name="T1"><text:line-break/></text:span><text:span text:style-name="T1">spécialisé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37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29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2cm" svg:y="0.626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3" draw:layer="layout" svg:width="25.029cm" svg:height="10.605cm" svg:x="1.368cm" svg:y="2.295cm" presentation:class="outline" presentation:user-transformed="true">
          <draw:text-box>
            <text:list text:style-name="L2">
              <text:list-item>
                <text:p text:style-name="P12"><text:span text:style-name="T6">Découvrir le CMS* gratuit Prestashop</text:span></text:p>
              </text:list-item>
              <text:list-item>
                <text:p text:style-name="P12"><text:span text:style-name="T6">Utiliser les connaissances acquises pour un client final</text:span></text:p>
              </text:list-item>
              <text:list-item>
                <text:p text:style-name="P12"><text:span text:style-name="T6">Fournir un guide de déploiement pour le client pour héberger le site</text:span></text:p>
                <text:p text:style-name="P12"><text:span text:style-name="T6"/></text:p>
              </text:list-item>
            </text:list>
          </draw:text-box>
        </draw:frame>
        <draw:custom-shape draw:style-name="gr7" draw:text-style-name="P14" draw:layer="layout" svg:width="1.641cm" svg:height="10.899cm" draw:transform="rotate (-3.14159265358979) translate (28.041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0.8cm" svg:x="1.024cm" svg:y="14.4cm">
          <draw:text-box>
            <text:p><text:span text:style-name="T7">* : Content Management System / Système de gestion de contenu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29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2cm" svg:y="0.626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7" draw:text-style-name="P13" draw:layer="layout" svg:width="25.029cm" svg:height="10.605cm" svg:x="1.368cm" svg:y="2.295cm" presentation:class="outline" presentation:user-transformed="true">
          <draw:text-box>
            <text:list text:style-name="L2">
              <text:list-item>
                <text:p text:style-name="P12"><text:span text:style-name="T6">Créer un thème enfant responsive à partir du thème de base (classic theme)</text:span></text:p>
              </text:list-item>
              <text:list-item>
                <text:p text:style-name="P12"><text:span text:style-name="T6">Réutiliser les cours de HTML/CSS/PHP des semestres précédents</text:span></text:p>
                <text:p text:style-name="P12"><text:span text:style-name="T6"/></text:p>
              </text:list-item>
            </text:list>
          </draw:text-box>
        </draw:frame>
        <draw:custom-shape draw:style-name="gr7" draw:text-style-name="P14" draw:layer="layout" svg:width="1.641cm" svg:height="10.899cm" draw:transform="rotate (-3.14159265358979) translate (28.041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353cm" svg:height="1.423cm" svg:x="0.324cm" svg:y="7.164cm" presentation:class="title" presentation:user-transformed="true">
          <draw:text-box>
            <text:p text:style-name="P16"><text:span text:style-name="T8">Qu'est-ce que Prestashop ?</text:span></text:p>
          </draw:text-box>
        </draw:frame>
        <draw:custom-shape draw:style-name="gr9" draw:text-style-name="P18" draw:layer="layout" svg:width="1.64cm" svg:height="14.531cm" draw:transform="rotate (-1.5707963267949) translate (13.531cm -0.6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788cm" svg:height="26.215cm" draw:transform="rotate (-3.14159265358979) translate (28.2cm 23.6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ésentation</text:span></text:p>
          </draw:text-box>
        </draw:frame>
        <draw:frame presentation:style-name="pr10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6">Crée en 2007</text:span></text:p>
              </text:list-item>
              <text:list-item>
                <text:p text:style-name="P12"><text:span text:style-name="T6">CMS </text:span><text:span text:style-name="T9">gratuit</text:span><text:span text:style-name="T6"> destiné pour le e-commerce</text:span></text:p>
              </text:list-item>
              <text:list-item>
                <text:p text:style-name="P1"><text:span text:style-name="T6">Outil Open Source</text:span></text:p>
                <text:list>
                  <text:list-item>
                    <text:p text:style-name="P1"><text:span text:style-name="T6">Vous pouvez y contribuer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2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  <text:list-item>
                <text:p><text:span text:style-name="T10"><text:a xlink:href="https://www.journaldunet.fr/web-tech/guide-de-l-entreprise-digitale/1184083-prestashop-tout-ce-qu-il-faut-savoir/" xlink:type="simple">https://www.journaldunet.fr/web-tech/guide-de-l-entreprise-digitale/1184083-prestashop-tout-ce-qu-il-faut-savoir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ésentation</text:span></text:p>
          </draw:text-box>
        </draw:frame>
        <draw:frame presentation:style-name="pr11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, PHP…</text:span></text:p>
                <text:list>
                  <text:list-item>
                    <text:p text:style-name="P1"><text:span text:style-name="T6">Nous en aurons besoin</text:span></text:p>
                  </text:list-item>
                </text:list>
              </text:list-item>
              <text:list-item>
                <text:p text:style-name="P12"><text:span text:style-name="T6">Dernière version : version 8</text:span></text:p>
              </text:list-item>
              <text:list-item>
                <text:p text:style-name="P12"><text:span text:style-name="T6">Très populaire en France</text:span></text:p>
                <text:list>
                  <text:list-item>
                    <text:p text:style-name="P1"><text:span text:style-name="T6">50 % des sites marchands l’utiliseraient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01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  <text:list-item>
                <text:p><text:span text:style-name="T10"><text:a xlink:href="https://www.journaldunet.fr/web-tech/guide-de-l-entreprise-digitale/1184083-prestashop-tout-ce-qu-il-faut-savoir/" xlink:type="simple">https://www.journaldunet.fr/web-tech/guide-de-l-entreprise-digitale/1184083-prestashop-tout-ce-qu-il-faut-savoir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ésentation</text:span></text:p>
          </draw:text-box>
        </draw:frame>
        <draw:frame presentation:style-name="pr12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tensible grâce à un système de plugins</text:span></text:p>
                <text:list>
                  <text:list-item>
                    <text:p text:style-name="P24"><text:span text:style-name="T6">Propose des plugins payants et gratuits</text:span></text:p>
                  </text:list-item>
                </text:list>
              </text:list-item>
              <text:list-item>
                <text:p text:style-name="P25"><text:span text:style-name="T6">Personnalisable</text:span></text:p>
                <text:list>
                  <text:list-item>
                    <text:p text:style-name="P1"><text:span text:style-name="T6">Possibilité de télécharger des thèmes ou d’en créer</text:span></text:p>
                  </text:list-item>
                </text:list>
              </text:list-item>
              <text:list-item>
                <text:p text:style-name="P1"><text:span text:style-name="T6">WooCommerce est son principal concurrent</text:span></text:p>
                <text:list>
                  <text:list-item>
                    <text:p text:style-name="P1"><text:span text:style-name="T6">Plugin pour WordPress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01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  <text:list-item>
                <text:p><text:span text:style-name="T10"><text:a xlink:href="https://www.journaldunet.fr/web-tech/guide-de-l-entreprise-digitale/1184083-prestashop-tout-ce-qu-il-faut-savoir/" xlink:type="simple">https://www.journaldunet.fr/web-tech/guide-de-l-entreprise-digitale/1184083-prestashop-tout-ce-qu-il-faut-savoir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3" draw:text-style-name="P17" draw:layer="layout" svg:width="27.353cm" svg:height="2.524cm" svg:x="0.324cm" svg:y="7.164cm" presentation:class="title" presentation:user-transformed="true">
          <draw:text-box>
            <text:p text:style-name="P16"><text:span text:style-name="T8">Prestashop fonctionne clé en main.</text:span><text:span text:style-name="T8"><text:line-break/></text:span><text:span text:style-name="T12">Vous pouvez commencer à vendre dès son installation</text:span></text:p>
          </draw:text-box>
        </draw:frame>
        <draw:custom-shape draw:style-name="gr14" draw:text-style-name="P26" draw:layer="layout" svg:width="1.64cm" svg:height="14.531cm" draw:transform="rotate (-1.5707963267949) translate (13.531cm -0.6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7" draw:layer="layout" svg:width="1.788cm" svg:height="10.224cm" draw:transform="rotate (-3.14159265358979) translate (28.588cm 16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Fonctionnalités – Liste non exhaustive</text:span></text:p>
          </draw:text-box>
        </draw:frame>
        <draw:frame presentation:style-name="pr14" draw:text-style-name="P22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Gestion de produits</text:span></text:p>
                <text:list>
                  <text:list-item>
                    <text:p text:style-name="P1"><text:span text:style-name="T6">Ajout, modification, suppression...</text:span></text:p>
                  </text:list-item>
                </text:list>
              </text:list-item>
              <text:list-item>
                <text:p text:style-name="P12"><text:span text:style-name="T6">Paiements : différentes solutions possibles</text:span></text:p>
              </text:list-item>
              <text:list-item>
                <text:p text:style-name="P12"><text:span text:style-name="T6">Gestion de la clientèle</text:span></text:p>
              </text:list-item>
              <text:list-item>
                <text:p text:style-name="P12"><text:span text:style-name="T6">Classification des produits</text:span></text:p>
              </text:list-item>
              <text:list-item>
                <text:p text:style-name="P12"><text:span text:style-name="T6">Gestion de rôles</text:span></text:p>
              </text:list-item>
              <text:list-item>
                <text:p text:style-name="P12"><text:span text:style-name="T6">...</text:span></text:p>
                <text:p text:style-name="P1"><text:span text:style-name="T6"/></text:p>
              </text:list-item>
            </text:list>
          </draw:text-box>
        </draw:frame>
        <draw:custom-shape draw:style-name="gr16" draw:text-style-name="P28" draw:layer="layout" svg:width="0.913cm" svg:height="6.687cm" draw:transform="rotate (-1.5707963267949) translate (28.882cm 15.0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5" draw:text-style-name="P29" draw:layer="layout" svg:width="27.007cm" svg:height="2.533cm" svg:x="1.393cm" svg:y="0.627cm" presentation:class="title" presentation:user-transformed="true">
          <draw:text-box>
            <text:p text:style-name="P1"><text:span text:style-name="T13">Fonctionnalités techniques – Liste non exhaustive</text:span></text:p>
          </draw:text-box>
        </draw:frame>
        <draw:frame presentation:style-name="pr16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ation du framework PHP Symfony</text:span></text:p>
                <text:list>
                  <text:list-item>
                    <text:p text:style-name="P1"><text:span text:style-name="T6">Uniquement à partir de la version 8</text:span></text:p>
                  </text:list-item>
                </text:list>
              </text:list-item>
              <text:list-item>
                <text:p text:style-name="P1"><text:span text:style-name="T6">Utilisation du moteur de template </text:span><text:span text:style-name="T9">Smarty</text:span></text:p>
                <text:list>
                  <text:list-item>
                    <text:p text:style-name="P1"><text:span text:style-name="T6">Remplacé à terme par Twig</text:span></text:p>
                  </text:list-item>
                </text:list>
              </text:list-item>
              <text:list-item>
                <text:p text:style-name="P1"><text:span text:style-name="T6">Gestion multilangues</text:span></text:p>
              </text:list-item>
            </text:list>
          </draw:text-box>
        </draw:frame>
        <draw:custom-shape draw:style-name="gr17" draw:text-style-name="P30" draw:layer="layout" svg:width="0.913cm" svg:height="6.687cm" draw:transform="rotate (-1.5707963267949) translate (28.882cm 15.0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</text:span></text:p>
          </draw:text-box>
        </draw:frame>
        <draw:frame presentation:style-name="pr17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oteur de template pour PHP</text:span></text:p>
              </text:list-item>
              <text:list-item>
                <text:p text:style-name="P12"><text:span text:style-name="T6">Permet de séparer le PHP du HTML/CSS</text:span></text:p>
                <text:list>
                  <text:list-item>
                    <text:p text:style-name="P1"><text:span text:style-name="T6">Limite le code spaghetti</text:span></text:p>
                  </text:list-item>
                  <text:list-item>
                    <text:p text:style-name="P1"><text:span text:style-name="T6">V du modèle MVC</text:span></text:p>
                  </text:list-item>
                </text:list>
              </text:list-item>
              <text:list-item>
                <text:p text:style-name="P1"><text:span text:style-name="T6">Prestashop utilise la version 4</text:span></text:p>
                <text:list>
                  <text:list-item>
                    <text:p text:style-name="P1"><text:span text:style-name="T6">Attention quand vous regardez la documentation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6" draw:text-style-name="P28" draw:layer="layout" svg:width="0.913cm" svg:height="6.687cm" draw:transform="rotate (-1.5707963267949) translate (28.882cm 15.0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smarty-php.github.io/smarty/4.x/" xlink:type="simple">https://smarty-php.github.io/smarty/4.x/</text:a></text:span></text:p>
              </text:list-item>
              <text:list-item>
                <text:p><text:span text:style-name="T10"><text:a xlink:href="https://www.smarty.net/docsv2/fr/what.is.smarty.tpl" xlink:type="simple">https://www.smarty.net/docsv2/fr/what.is.smarty.tp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 - MVC</text:span></text:p>
          </draw:text-box>
        </draw:frame>
        <draw:custom-shape draw:style-name="gr16" draw:text-style-name="P28" draw:layer="layout" svg:width="0.913cm" svg:height="6.687cm" draw:transform="rotate (-1.5707963267949) translate (28.882cm 15.0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smarty-php.github.io/smarty/4.x/" xlink:type="simple">https://smarty-php.github.io/smarty/4.x/</text:a></text:span></text:p>
              </text:list-item>
              <text:list-item>
                <text:p><text:span text:style-name="T10"><text:a xlink:href="https://www.smarty.net/docsv2/fr/what.is.smarty.tpl" xlink:type="simple">https://www.smarty.net/docsv2/fr/what.is.smarty.tpl</text:a></text:span></text:p>
              </text:list-item>
            </text:list>
          </draw:text-box>
        </draw:frame>
        <draw:custom-shape draw:style-name="gr18" draw:text-style-name="P31" draw:layer="layout" svg:width="7cm" svg:height="2.8cm" svg:x="10.8cm" svg:y="2.2cm">
          <text:p/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6.4cm" svg:height="1.195cm" svg:x="11cm" svg:y="3cm">
          <draw:text-box>
            <text:p text:style-name="P16"><text:span text:style-name="T14">Contrôleur</text:span></text:p>
          </draw:text-box>
        </draw:frame>
        <draw:custom-shape draw:style-name="gr18" draw:text-style-name="P31" draw:layer="layout" svg:width="7cm" svg:height="2.8cm" svg:x="2cm" svg:y="7.2cm">
          <text:p/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6.4cm" svg:height="1.195cm" svg:x="2.2cm" svg:y="8cm">
          <draw:text-box>
            <text:p text:style-name="P16"><text:span text:style-name="T14">Vue</text:span></text:p>
          </draw:text-box>
        </draw:frame>
        <draw:custom-shape draw:style-name="gr18" draw:text-style-name="P31" draw:layer="layout" svg:width="7cm" svg:height="2.8cm" svg:x="20cm" svg:y="7.2cm">
          <text:p/>
          <draw:enhanced-geometry svg:viewBox="0 0 21600 21600" draw:type="rectangle" draw:enhanced-path="M 0 0 L 21600 0 21600 21600 0 21600 0 0 Z N"/>
        </draw:custom-shape>
        <draw:frame draw:style-name="gr20" draw:text-style-name="P32" draw:layer="layout" svg:width="6.4cm" svg:height="2.139cm" svg:x="20.3cm" svg:y="7.5cm">
          <draw:text-box>
            <text:p text:style-name="P16"><text:span text:style-name="T14">Modèle</text:span></text:p>
            <text:p text:style-name="P16"><text:span text:style-name="T14">(Données)</text:span></text:p>
          </draw:text-box>
        </draw:frame>
        <draw:line draw:style-name="gr21" draw:text-style-name="P33" draw:layer="layout" svg:x1="7.6cm" svg:y1="6.6cm" svg:x2="10.2cm" svg:y2="4.8cm">
          <text:p/>
        </draw:line>
        <draw:line draw:style-name="gr21" draw:text-style-name="P33" draw:layer="layout" svg:x1="10.6cm" svg:y1="5.2cm" svg:x2="8cm" svg:y2="7cm">
          <text:p/>
        </draw:line>
        <draw:line draw:style-name="gr21" draw:text-style-name="P33" draw:layer="layout" svg:x1="20.6cm" svg:y1="6.6cm" svg:x2="18cm" svg:y2="4.8cm">
          <text:p/>
        </draw:line>
        <draw:line draw:style-name="gr21" draw:text-style-name="P33" draw:layer="layout" svg:x1="17.6cm" svg:y1="5.2cm" svg:x2="20.2cm" svg:y2="7cm">
          <text:p/>
        </draw:line>
        <draw:frame draw:style-name="gr22" draw:text-style-name="P34" draw:layer="layout" svg:width="7cm" svg:height="3.095cm" svg:x="2cm" svg:y="10.4cm">
          <draw:text-box>
            <text:p>Interface visuelle. L’utilisateur interagit avec. <text:span text:style-name="T15">Smarty gère cette partie.</text:span></text:p>
          </draw:text-box>
        </draw:frame>
        <draw:frame draw:style-name="gr23" draw:text-style-name="P34" draw:layer="layout" svg:width="7cm" svg:height="2.384cm" svg:x="10.8cm" svg:y="5.4cm">
          <draw:text-box>
            <text:p>Communique avec la vue et les données.</text:p>
          </draw:text-box>
        </draw:frame>
        <draw:frame draw:style-name="gr23" draw:text-style-name="P34" draw:layer="layout" svg:width="7cm" svg:height="2.384cm" svg:x="20cm" svg:y="10.4cm">
          <draw:text-box>
            <text:p>Gère les données (base de données, fichiers…).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</text:span></text:p>
          </draw:text-box>
        </draw:frame>
        <draw:frame presentation:style-name="pr18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6">.tpl est l’extension des fichiers</text:span></text:p>
              </text:list-item>
              <text:list-item>
                <text:p text:style-name="P12"><text:span text:style-name="T6">Permet de fusionner plusieurs fichiers .tpl en un</text:span></text:p>
              </text:list-item>
              <text:list-item>
                <text:p text:style-name="P12"><text:span text:style-name="T6">Utilise sa propre syntaxe</text:span></text:p>
                <text:list>
                  <text:list-item>
                    <text:p text:style-name="P1"><text:span text:style-name="T6">Ainsi que celle du HTML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6" draw:text-style-name="P28" draw:layer="layout" svg:width="0.913cm" svg:height="6.687cm" draw:transform="rotate (-1.5707963267949) translate (28.882cm 15.0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smarty-php.github.io/smarty/4.x/" xlink:type="simple">https://smarty-php.github.io/smarty/4.x/</text:a></text:span></text:p>
              </text:list-item>
              <text:list-item>
                <text:p><text:span text:style-name="T10"><text:a xlink:href="https://www.smarty.net/docsv2/fr/what.is.smarty.tpl" xlink:type="simple">https://www.smarty.net/docsv2/fr/what.is.smarty.tp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4" draw:text-style-name="P35" draw:layer="layout" svg:width="1.64cm" svg:height="14.531cm" draw:transform="rotate (-1.5707963267949) translate (27.9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36" draw:layer="layout" svg:width="25.198cm" svg:height="1.303cm" svg:x="1.393cm" svg:y="0.627cm" presentation:class="title" presentation:user-transformed="true">
          <draw:text-box>
            <text:p text:style-name="P1"><text:span text:style-name="T16">Pratiquons ! - Découvrons Smarty</text:span></text:p>
          </draw:text-box>
        </draw:frame>
        <draw:custom-shape draw:style-name="gr25" draw:text-style-name="P3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9" draw:layer="layout" svg:width="26.06cm" svg:height="9.904cm" svg:x="1.37cm" svg:y="2.296cm" presentation:class="outline" presentation:user-transformed="true">
          <draw:text-box>
            <text:p text:style-name="P38"><text:span text:style-name="T17">Pré-requis : </text:span></text:p>
            <text:list text:style-name="L2">
              <text:list-item>
                <text:p text:style-name="P12"><text:span text:style-name="T18">Avoir la ressource </text:span><text:span text:style-name="T19">ressources/smarty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20"><text:a xlink:href="https://download-directory.github.io/?url=https%3A%2F%2Fgithub.com%2FDanYellow%2Fcours%2Ftree%2Fmain%2Fgestion-de-contenus-specialisee-s4%2Ftravaux-pratiques%2Fnumero-1%2Fressources" xlink:type="simple">https://download-directory.github.io/?url=https%3A%2F%2Fgithub.com%2FDanYellow%2Fcours%2Ftree%2Fmain%2Fgestion-de-contenus-specialisee-s4%2Ftravaux-pratiques%2Fnumero-1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4" draw:text-style-name="P35" draw:layer="layout" svg:width="1.64cm" svg:height="14.531cm" draw:transform="rotate (-1.5707963267949) translate (27.9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6" draw:layer="layout" svg:width="26.007cm" svg:height="2.203cm" svg:x="1.393cm" svg:y="0.627cm" presentation:class="title" presentation:user-transformed="true">
          <draw:text-box>
            <text:p text:style-name="P1"><text:span text:style-name="T16">Pratiquons ! - Installation et découverte de Prestashop</text:span><text:span text:style-name="T16"><text:line-break/></text:span><text:span text:style-name="T16">(Partie 1)</text:span></text:p>
          </draw:text-box>
        </draw:frame>
        <draw:custom-shape draw:style-name="gr25" draw:text-style-name="P3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9" draw:layer="layout" svg:width="26.06cm" svg:height="9.904cm" svg:x="1.37cm" svg:y="3.496cm" presentation:class="outline" presentation:user-transformed="true">
          <draw:text-box>
            <text:p text:style-name="P38"><text:span text:style-name="T17">Pré-requis : </text:span></text:p>
            <text:list text:style-name="L2">
              <text:list-item>
                <text:p text:style-name="P12"><text:span text:style-name="T18">Avoir la ressource </text:span><text:span text:style-name="T19">ressources/prestashop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20"><text:a xlink:href="https://download-directory.github.io/?url=https%3A%2F%2Fgithub.com%2FDanYellow%2Fcours%2Ftree%2Fmain%2Fgestion-de-contenus-specialisee-s4%2Ftravaux-pratiques%2Fnumero-1%2Fressources" xlink:type="simple">https://download-directory.github.io/?url=https%3A%2F%2Fgithub.com%2FDanYellow%2Fcours%2Ftree%2Fmain%2Fgestion-de-contenus-specialisee-s4%2Ftravaux-pratiques%2Fnumero-1%2Fressources</text:a></text:span></text:p>
            <text:p text:style-name="P12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estashop</text:span></text:p>
          </draw:text-box>
        </draw:frame>
        <draw:frame presentation:style-name="pr22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sonnalisation visuelle poussée</text:span></text:p>
                <text:list>
                  <text:list-item>
                    <text:p text:style-name="P1"><text:span text:style-name="T6">Possibilité de télécharger des thèmes (gratuits ou payants) ou d’en créer</text:span></text:p>
                  </text:list-item>
                  <text:list-item>
                    <text:p text:style-name="P1"><text:span text:style-name="T6">Possibilité de hériter d’un thème existant</text:span></text:p>
                    <text:list>
                      <text:list-item>
                        <text:p text:style-name="P1"><text:span text:style-name="T6">Thème enfa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6" draw:text-style-name="P40" draw:layer="layout" svg:width="0.913cm" svg:height="6.687cm" draw:transform="rotate (-1.5707963267949) translate (5.087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5" draw:layer="layout" svg:width="25.147cm" svg:height="1.4cm" svg:x="1.022cm" svg:y="14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Thème enfant</text:span></text:p>
          </draw:text-box>
        </draw:frame>
        <draw:frame presentation:style-name="pr23" draw:text-style-name="P2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personnaliser un thème existant</text:span></text:p>
                <text:list>
                  <text:list-item>
                    <text:p text:style-name="P1"><text:span text:style-name="T9">But de la SAE 401</text:span></text:p>
                  </text:list-item>
                </text:list>
              </text:list-item>
              <text:list-item>
                <text:p text:style-name="P1"><text:span text:style-name="T6">Garde modification en cas de mise à jour du thème parent</text:span></text:p>
              </text:list-item>
              <text:list-item>
                <text:p text:style-name="P1"><text:span text:style-name="T6">Use des fonctions {extends} et {block} de Smarty pour remplacer le thème parent</text:span></text:p>
              </text:list-item>
            </text:list>
          </draw:text-box>
        </draw:frame>
        <draw:custom-shape draw:style-name="gr28" draw:text-style-name="P19" draw:layer="layout" svg:width="0.913cm" svg:height="6.687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4" draw:text-style-name="P35" draw:layer="layout" svg:width="1.64cm" svg:height="14.531cm" draw:transform="rotate (-1.5707963267949) translate (27.9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6" draw:layer="layout" svg:width="26.007cm" svg:height="2.203cm" svg:x="1.393cm" svg:y="0.627cm" presentation:class="title" presentation:user-transformed="true">
          <draw:text-box>
            <text:p text:style-name="P1"><text:span text:style-name="T16">Pratiquons ! - Installation et découverte de Prestashop</text:span><text:span text:style-name="T16"><text:line-break/></text:span><text:span text:style-name="T16">(Partie 2 et 3)</text:span></text:p>
          </draw:text-box>
        </draw:frame>
        <draw:custom-shape draw:style-name="gr25" draw:text-style-name="P3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9" draw:layer="layout" svg:width="26.06cm" svg:height="9.904cm" svg:x="1.358cm" svg:y="3.496cm" presentation:class="outline" presentation:user-transformed="true">
          <draw:text-box>
            <text:p text:style-name="P38"><text:span text:style-name="T17">Pré-requis : </text:span></text:p>
            <text:list text:style-name="L2">
              <text:list-item>
                <text:p text:style-name="P12"><text:span text:style-name="T18">Avoir la ressource </text:span><text:span text:style-name="T19">ressources/prestashop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20"><text:a xlink:href="https://download-directory.github.io/?url=https%3A%2F%2Fgithub.com%2FDanYellow%2Fcours%2Ftree%2Fmain%2Fgestion-de-contenus-specialisee-s4%2Ftravaux-pratiques%2Fnumero-1%2Fressources" xlink:type="simple">https://download-directory.github.io/?url=https%3A%2F%2Fgithub.com%2FDanYellow%2Fcours%2Ftree%2Fmain%2Fgestion-de-contenus-specialisee-s4%2Ftravaux-pratiques%2Fnumero-1%2Fressources</text:a></text:span></text:p>
            <text:p text:style-name="P12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Modules</text:span></text:p>
          </draw:text-box>
        </draw:frame>
        <draw:frame presentation:style-name="pr25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Équivalent des plugins sous WordPress</text:span></text:p>
              </text:list-item>
              <text:list-item>
                <text:p text:style-name="P25"><text:span text:style-name="T6">Accessibles via le Marketplace</text:span></text:p>
              </text:list-item>
              <text:list-item>
                <text:p text:style-name="P25"><text:span text:style-name="T6">Peuvent être gratuits ou payants</text:span></text:p>
              </text:list-item>
              <text:list-item>
                <text:p text:style-name="P25"><text:span text:style-name="T6">Possibilité de créer ses propres modules</text:span></text:p>
              </text:list-item>
            </text:list>
          </draw:text-box>
        </draw:frame>
        <draw:custom-shape draw:style-name="gr29" draw:text-style-name="P41" draw:layer="layout" svg:width="0.913cm" svg:height="6.687cm" draw:transform="rotate (-1.5707963267949) translate (29.19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5" draw:layer="layout" svg:width="25.147cm" svg:height="1.4cm" svg:x="1.022cm" svg:y="14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4" draw:text-style-name="P35" draw:layer="layout" svg:width="1.64cm" svg:height="14.531cm" draw:transform="rotate (-1.5707963267949) translate (27.9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6" draw:layer="layout" svg:width="26.007cm" svg:height="2.203cm" svg:x="1.393cm" svg:y="0.627cm" presentation:class="title" presentation:user-transformed="true">
          <draw:text-box>
            <text:p text:style-name="P1"><text:span text:style-name="T16">Pratiquons ! - Installation et découverte de Prestashop</text:span><text:span text:style-name="T16"><text:line-break/></text:span><text:span text:style-name="T16">(Partie 4)</text:span></text:p>
          </draw:text-box>
        </draw:frame>
        <draw:custom-shape draw:style-name="gr25" draw:text-style-name="P3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9" draw:layer="layout" svg:width="26.06cm" svg:height="9.904cm" svg:x="1.358cm" svg:y="3.496cm" presentation:class="outline" presentation:user-transformed="true">
          <draw:text-box>
            <text:p text:style-name="P38"><text:span text:style-name="T17">Pré-requis : </text:span></text:p>
            <text:list text:style-name="L2">
              <text:list-item>
                <text:p text:style-name="P12"><text:span text:style-name="T18">Avoir la ressource </text:span><text:span text:style-name="T19">ressources/prestashop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20"><text:a xlink:href="https://download-directory.github.io/?url=https%3A%2F%2Fgithub.com%2FDanYellow%2Fcours%2Ftree%2Fmain%2Fgestion-de-contenus-specialisee-s4%2Ftravaux-pratiques%2Fnumero-1%2Fressources" xlink:type="simple">https://download-directory.github.io/?url=https%3A%2F%2Fgithub.com%2FDanYellow%2Fcours%2Ftree%2Fmain%2Fgestion-de-contenus-specialisee-s4%2Ftravaux-pratiques%2Fnumero-1%2Fressources</text:a></text:span></text:p>
            <text:p text:style-name="P12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27" draw:text-style-name="P42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2" style:display-name="Style de dessin par défau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2" style:display-name="Style de dessin par défau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03-26T21:09:52.321179450</dc:date>
    <meta:editing-duration>P22DT5H56M15S</meta:editing-duration>
    <meta:editing-cycles>1057</meta:editing-cycles>
    <meta:generator>LibreOffice/7.1.7.2$MacOSX_X86_64 LibreOffice_project/c6a4e3954236145e2acb0b65f68614365aeee33f</meta:generator>
    <meta:document-statistic meta:object-count="157"/>
  </office:meta>
</office:document-meta>
</file>